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41:45.19307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19T21:24:37.493323948</dc:date>
    <meta:editing-duration>PT1H32M36S</meta:editing-duration>
    <meta:editing-cycles>17</meta:editing-cycles>
    <meta:generator>LibreOffice/5.3.1.2$Linux_X86_64 LibreOffice_project/30m0$Build-2</meta:generator>
    <meta:document-statistic meta:table-count="9" meta:cell-count="2564" meta:object-count="0"/>
  </office:meta>
</office:document-meta>
</file>